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6d0e2" officeooo:paragraph-rsid="0016d0e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7288" officeooo:paragraph-rsid="001a728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a7288" officeooo:paragraph-rsid="001a728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7e277"/>
    </style:style>
    <style:style style:name="P7" style:family="paragraph" style:parent-style-name="Standard">
      <style:paragraph-properties fo:text-align="justify" style:justify-single-word="false"/>
      <style:text-properties officeooo:rsid="0017e277" officeooo:paragraph-rsid="0035e463"/>
    </style:style>
    <style:style style:name="P8" style:family="paragraph" style:parent-style-name="Standard">
      <style:paragraph-properties fo:text-align="justify" style:justify-single-word="false"/>
      <style:text-properties officeooo:rsid="0035ac77" officeooo:paragraph-rsid="0035ac77"/>
    </style:style>
    <style:style style:name="P9" style:family="paragraph" style:parent-style-name="Standard">
      <style:paragraph-properties fo:text-align="center" style:justify-single-word="false"/>
      <style:text-properties officeooo:rsid="0035ac77" officeooo:paragraph-rsid="0035ac77"/>
    </style:style>
    <style:style style:name="P10" style:family="paragraph" style:parent-style-name="Standard">
      <style:paragraph-properties fo:text-align="justify" style:justify-single-word="false"/>
      <style:text-properties officeooo:rsid="0035e463" officeooo:paragraph-rsid="0035e463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384fce" officeooo:paragraph-rsid="00384fce" style:font-style-asian="italic" style:font-style-complex="italic"/>
    </style:style>
    <style:style style:name="P12" style:family="paragraph" style:parent-style-name="Standard">
      <style:text-properties fo:font-style="italic" officeooo:rsid="003d5cdf" officeooo:paragraph-rsid="003d5cdf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384fce" officeooo:paragraph-rsid="00384fce" style:font-style-asian="normal" style:font-style-complex="normal"/>
    </style:style>
    <style:style style:name="T1" style:family="text">
      <style:text-properties officeooo:rsid="0017504c"/>
    </style:style>
    <style:style style:name="T2" style:family="text">
      <style:text-properties officeooo:rsid="001c4893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fo:padding="0.049cm" fo:border="0.06pt solid #000000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Mathematical <text:span text:style-name="T2">F</text:span>ormulation <text:span text:style-name="T1">of the N-bodies </text:span><text:span text:style-name="T2">P</text:span><text:span text:style-name="T1">roblem</text:span></text:p>
      <text:p text:style-name="P1"/>
      <text:p text:style-name="P9"><draw:frame draw:style-name="fr2" draw:name="Objet1" text:anchor-type="as-char" svg:y="-0.455cm" svg:width="2.766cm" svg:height="0.60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>With</text:p>
      <text:p text:style-name="P8"/>
      <text:p text:style-name="P8"><draw:frame draw:style-name="fr1" draw:name="Objet2" text:anchor-type="as-char" svg:width="4.089cm" svg:height="0.591cm" draw:z-index="1"><draw:object xlink:href="./Object 2" xlink:type="simple" xlink:show="embed" xlink:actuate="onLoad"/><draw:image xlink:href="./ObjectReplacements/Object 2" xlink:type="simple" xlink:show="embed" xlink:actuate="onLoad"/></draw:frame>and <draw:frame draw:style-name="fr1" draw:name="Objet3" text:anchor-type="as-char" svg:width="4.554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10">Where we have</text:p>
      <text:p text:style-name="P10"/>
      <text:p text:style-name="P10"><draw:frame draw:style-name="fr1" draw:name="Objet4" text:anchor-type="as-char" svg:width="4.636cm" svg:height="1.20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6"/>
      <text:p text:style-name="P4">Numerical <text:span text:style-name="T2">M</text:span>ethod</text:p>
      <text:p text:style-name="P4"/>
      <text:p text:style-name="P11">Explicit Euler’s method</text:p>
      <text:p text:style-name="P13"/>
      <text:p text:style-name="P13"><draw:frame draw:style-name="fr1" draw:name="Objet5" text:anchor-type="as-char" svg:width="3.912cm" svg:height="0.57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12">4-th order Runge-Kutta method</text:p>
      <text:p text:style-name="P12"/>
      <text:p text:style-name="P12"><draw:frame draw:style-name="fr1" draw:name="Objet6" text:anchor-type="as-char" svg:width="5.88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><draw:frame draw:style-name="fr1" draw:name="Objet7" text:anchor-type="as-char" svg:width="4.643cm" svg:height="3.21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1T16:14:07.094000000</dc:date>
    <meta:editing-duration>PT6H33M56S</meta:editing-duration>
    <meta:editing-cycles>35</meta:editing-cycles>
    <meta:generator>LibreOffice/7.3.4.2$Windows_X86_64 LibreOffice_project/728fec16bd5f605073805c3c9e7c4212a0120dc5</meta:generator>
    <meta:document-statistic meta:table-count="0" meta:image-count="0" meta:object-count="7" meta:page-count="1" meta:paragraph-count="12" meta:word-count="26" meta:character-count="180" meta:non-whitespace-character-count="162"/>
  </office:meta>
</office:document-meta>
</file>

<file path=Object 1/content.xml><?xml version="1.0" encoding="utf-8"?>
<math xmlns="http://www.w3.org/1998/Math/MathML" display="block">
  <semantics>
    <mrow>
      <mi>y</mi>
      <mi>'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g</mi>
      </mrow>
      <mrow>
        <mo fence="true" form="prefix" stretchy="false">(</mo>
        <mrow>
          <mrow>
            <mi>t</mi>
            <mi>,</mi>
            <mi>y</mi>
          </mrow>
        </mrow>
        <mo fence="true" form="postfix" stretchy="false">)</mo>
      </mrow>
    </mrow>
    <annotation encoding="StarMath 5.0">y'( t )=g( t, y )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p>
          <mrow>
            <mo fence="true" form="prefix" stretchy="false">[</mo>
            <mrow>
              <mrow>
                <msub>
                  <mi>r</mi>
                  <mn>1</mn>
                </msub>
                <mn>...</mn>
                <msub>
                  <mi>r</mi>
                  <mi>N</mi>
                </msub>
                <msub>
                  <mi>v</mi>
                  <mn>1</mn>
                </msub>
                <mn>...</mn>
                <msub>
                  <mi>v</mi>
                  <mi>N</mi>
                </msub>
              </mrow>
            </mrow>
            <mo fence="true" form="postfix" stretchy="false">]</mo>
          </mrow>
          <mi>T</mi>
        </msup>
      </mrow>
    </mrow>
    <annotation encoding="StarMath 5.0">y( t )=[ r_1 ... r_N v_1 ... v_N ]^T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i>t</mi>
              <mi>,</mi>
              <mi>y</mi>
            </mrow>
          </mrow>
          <mo fence="true" form="postfix" stretchy="false">)</mo>
        </mrow>
        <mo stretchy="false">=</mo>
        <msup>
          <mrow>
            <mo fence="true" form="prefix" stretchy="false">[</mo>
            <mrow>
              <mrow>
                <msub>
                  <mi>v</mi>
                  <mn>1</mn>
                </msub>
                <mn>...</mn>
                <msub>
                  <mi>v</mi>
                  <mi>N</mi>
                </msub>
                <msub>
                  <mi>f</mi>
                  <mn>1</mn>
                </msub>
                <mn>...</mn>
                <msub>
                  <mi>f</mi>
                  <mi>N</mi>
                </msub>
              </mrow>
            </mrow>
            <mo fence="true" form="postfix" stretchy="false">]</mo>
          </mrow>
          <mi>T</mi>
        </msup>
      </mrow>
    </mrow>
    <annotation encoding="StarMath 5.0">g( t, y )=[ v_1 ... v_N f_1 ... f_N ]^T</annotation>
  </semantics>
</math>
</file>

<file path=Object 4/content.xml><?xml version="1.0" encoding="utf-8"?>
<math xmlns="http://www.w3.org/1998/Math/MathML" display="block">
  <semantics>
    <mrow>
      <msub>
        <mi>f</mi>
        <mi>k</mi>
      </msub>
      <mo stretchy="false">=</mo>
      <mrow>
        <msubsup>
          <mo stretchy="false">∑</mo>
          <mrow>
            <mrow>
              <mi>j</mi>
              <mo stretchy="false">=</mo>
              <mn>1</mn>
            </mrow>
            <mi>,</mi>
            <mrow>
              <mi>j</mi>
              <mo stretchy="false">≠</mo>
              <mi>k</mi>
            </mrow>
          </mrow>
          <mrow>
            <mi>j</mi>
            <mo stretchy="false">=</mo>
            <mi>N</mi>
          </mrow>
        </msubsup>
        <mrow>
          <mi>G</mi>
          <msub>
            <mi>m</mi>
            <mi>j</mi>
          </msub>
          <mfrac>
            <mrow>
              <msub>
                <mi>r</mi>
                <mi>j</mi>
              </msub>
              <mo stretchy="false">−</mo>
              <msub>
                <mi>r</mi>
                <mi>k</mi>
              </msub>
            </mrow>
            <msup>
              <mrow>
                <mo fence="true" form="prefix" stretchy="true">|</mo>
                <mrow>
                  <mrow>
                    <msub>
                      <mi>r</mi>
                      <mi>j</mi>
                    </msub>
                    <mo stretchy="false">−</mo>
                    <msub>
                      <mi>r</mi>
                      <mi>k</mi>
                    </msub>
                  </mrow>
                </mrow>
                <mo fence="true" form="postfix" stretchy="true">|</mo>
              </mrow>
              <mn>2</mn>
            </msup>
          </mfrac>
        </mrow>
      </mrow>
    </mrow>
    <annotation encoding="StarMath 5.0">f_k = sum_{ j=1, j&lt;&gt;k }^{ j=N }{ G m_j frac{r_j - r_k}{{abs{r_j - r_k}}^2} }</annotation>
  </semantics>
</math>
</file>

<file path=Object 5/content.xml><?xml version="1.0" encoding="utf-8"?>
<math xmlns="http://www.w3.org/1998/Math/MathML" display="block">
  <semantics>
    <mrow>
      <mrow>
        <msub>
          <mi>y</mi>
          <msub>
            <mi>t</mi>
            <mrow>
              <mi>k</mi>
              <mo stretchy="false">+</mo>
              <mn>1</mn>
            </mrow>
          </msub>
        </msub>
        <mo stretchy="false">=</mo>
        <mrow>
          <msub>
            <mi>y</mi>
            <msub>
              <mi>t</mi>
              <mi>k</mi>
            </msub>
          </msub>
          <mo stretchy="false">+</mo>
          <mi mathvariant="normal">Δ</mi>
        </mrow>
      </mrow>
      <mi>t</mi>
      <mi>g</mi>
      <mrow>
        <mo fence="true" form="prefix" stretchy="false">(</mo>
        <mrow>
          <mrow>
            <msub>
              <mi>t</mi>
              <mi>k</mi>
            </msub>
            <mi>,</mi>
            <msub>
              <mi>y</mi>
              <msub>
                <mi>t</mi>
                <mi>k</mi>
              </msub>
            </msub>
          </mrow>
        </mrow>
        <mo fence="true" form="postfix" stretchy="false">)</mo>
      </mrow>
    </mrow>
    <annotation encoding="StarMath 5.0">y_{ t_{k+1} } = y_{ t_k } + %DELTA t g( t_k, y_{t_k} )</annotation>
  </semantics>
</math>
</file>

<file path=Object 6/content.xml><?xml version="1.0" encoding="utf-8"?>
<math xmlns="http://www.w3.org/1998/Math/MathML" display="block">
  <semantics>
    <mrow>
      <mrow>
        <msub>
          <mi>y</mi>
          <msub>
            <mi>t</mi>
            <mrow>
              <mi>k</mi>
              <mo stretchy="false">+</mo>
              <mn>1</mn>
            </mrow>
          </msub>
        </msub>
        <mo stretchy="false">=</mo>
        <mrow>
          <msub>
            <mi>y</mi>
            <msub>
              <mi>t</mi>
              <mi>k</mi>
            </msub>
          </msub>
          <mo stretchy="false">+</mo>
          <mfrac>
            <mrow>
              <mi mathvariant="normal">Δ</mi>
              <mi>t</mi>
            </mrow>
            <mn>6</mn>
          </mfrac>
        </mrow>
      </mrow>
      <mrow>
        <mo fence="true" form="prefix" stretchy="false">(</mo>
        <mrow>
          <mrow>
            <mrow>
              <msub>
                <mi>Y</mi>
                <mn>1</mn>
              </msub>
              <mo stretchy="false">+</mo>
              <mn>2</mn>
            </mrow>
            <mrow>
              <msub>
                <mi>Y</mi>
                <mn>2</mn>
              </msub>
              <mo stretchy="false">+</mo>
              <mn>2</mn>
            </mrow>
            <mrow>
              <msub>
                <mi>Y</mi>
                <mn>3</mn>
              </msub>
              <mo stretchy="false">+</mo>
              <msub>
                <mi>Y</mi>
                <mn>4</mn>
              </msub>
            </mrow>
          </mrow>
        </mrow>
        <mo fence="true" form="postfix" stretchy="false">)</mo>
      </mrow>
    </mrow>
    <annotation encoding="StarMath 5.0">y_{ t_{k+1} } = y_{ t_k } + frac{%DELTA t}{6} ( Y_1 + 2Y_2 + 2Y_3 + Y_4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n>1</mn>
              </msub>
              <mo stretchy="false">=</mo>
              <mi>g</mi>
            </mrow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sub>
                      <mi>t</mi>
                      <mi>k</mi>
                    </msub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2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sub>
                    <mi>Y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3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frac>
                      <mrow>
                        <mi mathvariant="normal">Δ</mi>
                        <mi>t</mi>
                      </mrow>
                      <mn>2</mn>
                    </mfrac>
                  </mrow>
                  <msub>
                    <mi>Y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Y</mi>
                <mn>4</mn>
              </msub>
              <mo stretchy="false">=</mo>
              <mi>g</mi>
            </mrow>
            <mrow>
              <mo fence="true" form="prefix" stretchy="false">(</mo>
              <mrow>
                <mrow>
                  <mrow>
                    <msub>
                      <mi>t</mi>
                      <mi>k</mi>
                    </msub>
                    <mo stretchy="false">+</mo>
                    <mi mathvariant="normal">Δ</mi>
                  </mrow>
                  <mi>t</mi>
                  <mi>,</mi>
                  <mrow>
                    <msub>
                      <mi>y</mi>
                      <msub>
                        <mi>t</mi>
                        <mi>k</mi>
                      </msub>
                    </msub>
                    <mo stretchy="false">+</mo>
                    <mi mathvariant="normal">Δ</mi>
                  </mrow>
                  <mi>t</mi>
                  <msub>
                    <mi>Y</mi>
                    <mn>3</mn>
                  </msub>
                </mrow>
              </mrow>
              <mo fence="true" form="postfix" stretchy="false">)</mo>
            </mrow>
          </mrow>
        </mtd>
      </mtr>
    </mtable>
    <annotation encoding="StarMath 5.0">stack{ 
Y_1 = g(t_k, y_{t_k}) #
Y_2 = g(t_k + frac{%DELTA t}{2}, y_{t_k} + frac{%DELTA t}{2} Y_1) #
Y_3 = g(t_k + frac{%DELTA t}{2}, y_{t_k} + frac{%DELTA t}{2} Y_2) #
Y_4 = g(t_k + %DELTA t, y_{t_k} + %DELTA t Y_3)
 }</annotation>
  </semantics>
</math>
</file>